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1" style:family="table-row">
      <style:table-row-properties style:min-row-height="1.0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a238" officeooo:paragraph-rsid="001aa238"/>
    </style:style>
    <style:style style:name="P2" style:family="paragraph" style:parent-style-name="Standard">
      <style:text-properties officeooo:paragraph-rsid="001aa238"/>
    </style:style>
    <style:style style:name="P3" style:family="paragraph" style:parent-style-name="Standard" style:list-style-name="L1">
      <style:text-properties officeooo:paragraph-rsid="001aa238"/>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aa238" officeooo:paragraph-rsid="001aa238"/>
    </style:style>
    <style:style style:name="P5" style:family="paragraph" style:parent-style-name="Standard" style:list-style-name="L3">
      <style:text-properties style:text-underline-style="solid" style:text-underline-width="auto" style:text-underline-color="font-color" fo:font-weight="bold" officeooo:rsid="001fa517" officeooo:paragraph-rsid="001fa517" style:font-weight-asian="bold" style:font-weight-complex="bold"/>
    </style:style>
    <style:style style:name="P6" style:family="paragraph" style:parent-style-name="Standard">
      <style:text-properties officeooo:paragraph-rsid="001dc445"/>
    </style:style>
    <style:style style:name="P7" style:family="paragraph" style:parent-style-name="Standard" style:list-style-name="L2">
      <style:text-properties officeooo:paragraph-rsid="001dc445"/>
    </style:style>
    <style:style style:name="P8" style:family="paragraph" style:parent-style-name="Standard">
      <style:text-properties officeooo:rsid="001fa517" officeooo:paragraph-rsid="001fa517"/>
    </style:style>
    <style:style style:name="P9" style:family="paragraph" style:parent-style-name="Standard" style:list-style-name="L3">
      <style:text-properties officeooo:rsid="001fa517" officeooo:paragraph-rsid="001fa517"/>
    </style:style>
    <style:style style:name="P10" style:family="paragraph" style:parent-style-name="Standard" style:list-style-name="L4">
      <style:text-properties officeooo:paragraph-rsid="001fa517"/>
    </style:style>
    <style:style style:name="P11" style:family="paragraph" style:parent-style-name="Standard">
      <style:text-properties officeooo:rsid="00207b36" officeooo:paragraph-rsid="00207b36"/>
    </style:style>
    <style:style style:name="P12" style:family="paragraph" style:parent-style-name="Standard" style:list-style-name="L5">
      <style:text-properties officeooo:rsid="00207b36" officeooo:paragraph-rsid="00207b36"/>
    </style:style>
    <style:style style:name="P13" style:family="paragraph" style:parent-style-name="Standard" style:list-style-name="L5">
      <style:text-properties officeooo:rsid="00207b36" officeooo:paragraph-rsid="0021be92"/>
    </style:style>
    <style:style style:name="P14" style:family="paragraph" style:parent-style-name="Standard" style:list-style-name="L5">
      <style:text-properties officeooo:paragraph-rsid="002298da"/>
    </style:style>
    <style:style style:name="P15" style:family="paragraph" style:parent-style-name="Table_20_Contents">
      <style:text-properties officeooo:rsid="001bd275" officeooo:paragraph-rsid="001bd275"/>
    </style:style>
    <style:style style:name="P16" style:family="paragraph" style:parent-style-name="Table_20_Contents">
      <style:text-properties officeooo:rsid="001d475e" officeooo:paragraph-rsid="001d475e"/>
    </style:style>
    <style:style style:name="P17" style:family="paragraph" style:parent-style-name="Table_20_Contents">
      <style:text-properties officeooo:rsid="001dc445" officeooo:paragraph-rsid="001dc445"/>
    </style:style>
    <style:style style:name="T1" style:family="text">
      <style:text-properties officeooo:rsid="001aa238"/>
    </style:style>
    <style:style style:name="T2" style:family="text">
      <style:text-properties officeooo:rsid="001dc44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1fa517"/>
    </style:style>
    <style:style style:name="T6" style:family="text">
      <style:text-properties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officeooo:rsid="00207b36"/>
    </style:style>
    <style:style style:name="T9" style:family="text">
      <style:text-properties officeooo:rsid="0021be92"/>
    </style:style>
    <style:style style:name="T10" style:family="text">
      <style:text-properties officeooo:rsid="002298da"/>
    </style:style>
    <style:style style:name="T11" style:family="text">
      <style:text-properties officeooo:rsid="0022c5e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85238034000421137" text:style-name="L1">
        <text:list-item>
          <text:p text:style-name="P3"><text:span text:style-name="T1">List down any 5 differences between Traditional and Modern project</text:span></text:p>
        </text:list-item>
      </text:list>
      <text:p text:style-name="P2"><text:span text:style-name="T1"><text:tab/>management methodologies</text:span></text:p>
      <text:p text:style-name="P2"/>
      <text:p text:style-name="P1"><text:tab/><text:tab/><text:tab/><text:tab/><text:tab/><text:tab/><text:tab/><text:tab/><text:tab/></text:p>
      <table:table table:name="Table1" table:style-name="Table1">
        <table:table-column table:style-name="Table1.A" table:number-columns-repeated="2"/>
        <table:table-row table:style-name="Table1.1">
          <table:table-cell table:style-name="Table1.A1" office:value-type="string">
            <text:p text:style-name="P4">Traditional</text:p>
          </table:table-cell>
          <table:table-cell table:style-name="Table1.B1" office:value-type="string">
            <text:p text:style-name="Standard"><text:s text:c="29"/><text:span text:style-name="T3"><text:s/>Modern</text:span></text:p>
          </table:table-cell>
        </table:table-row>
        <table:table-row>
          <table:table-cell table:style-name="Table1.A6" office:value-type="string">
            <text:p text:style-name="P15">Linear or sequential approach</text:p>
          </table:table-cell>
          <table:table-cell table:style-name="Table1.B6" office:value-type="string">
            <text:p text:style-name="P15">Incremental or iterative approach</text:p>
          </table:table-cell>
        </table:table-row>
        <table:table-row>
          <table:table-cell table:style-name="Table1.A6" office:value-type="string">
            <text:p text:style-name="P15">Customer or client <text:s/>involvement is less during the product development stage</text:p>
          </table:table-cell>
          <table:table-cell table:style-name="Table1.B6" office:value-type="string">
            <text:p text:style-name="P15">Customer or client is involvement is more in the product development stage </text:p>
          </table:table-cell>
        </table:table-row>
        <table:table-row>
          <table:table-cell table:style-name="Table1.A6" office:value-type="string">
            <text:p text:style-name="P15">It is difficult to adapt changes to the project</text:p>
          </table:table-cell>
          <table:table-cell table:style-name="Table1.B6" office:value-type="string">
            <text:p text:style-name="P15">The methodology is flexible and it is easier to accomodate changes to the project</text:p>
          </table:table-cell>
        </table:table-row>
        <table:table-row>
          <table:table-cell table:style-name="Table1.A6" office:value-type="string">
            <text:p text:style-name="P16">Working software will be available only after at the end of all phases or at the end of project</text:p>
          </table:table-cell>
          <table:table-cell table:style-name="Table1.B6" office:value-type="string">
            <text:p text:style-name="P17">Working software is available much more quickly and successive iterations can be delivered frequently,at a consistence pace.</text:p>
          </table:table-cell>
        </table:table-row>
        <table:table-row>
          <table:table-cell table:style-name="Table1.A6" office:value-type="string">
            <text:p text:style-name="P16">This methodology doesn’t require co location of the team members as there are no “sprints” in traditional methodology</text:p>
          </table:table-cell>
          <table:table-cell table:style-name="Table1.B6" office:value-type="string">
            <text:p text:style-name="P16">This methodology requires team members to be co -located so that less time is wasted during the “sprints”. </text:p>
          </table:table-cell>
        </table:table-row>
      </table:table>
      <text:p text:style-name="P1"/>
      <text:p text:style-name="P1"/>
      <text:p text:style-name="P1"/>
      <text:list xml:id="list1620049625581756961" text:style-name="L2">
        <text:list-item>
          <text:p text:style-name="P7"><text:span text:style-name="T2">How to choose which Project Management Methodology that the project</text:span></text:p>
        </text:list-item>
      </text:list>
      <text:p text:style-name="P6"><text:span text:style-name="T2"><text:tab/>should adapt and why?</text:span></text:p>
      <text:p text:style-name="P6"/>
      <text:p text:style-name="P8">A project management methodology that the project should adapt depends on:</text:p>
      <text:list xml:id="list3007771118456842545" text:style-name="L3">
        <text:list-item>
          <text:p text:style-name="P9"><text:span text:style-name="T4">Project constraints</text:span>: Depending on client requirement,schedule,cost and scope of the project.</text:p>
        </text:list-item>
        <text:list-item>
          <text:p text:style-name="P9"><text:span text:style-name="T4">Timeline</text:span><text:span text:style-name="T6">:</text:span> Depending on the delivery date of the project.</text:p>
        </text:list-item>
        <text:list-item>
          <text:p text:style-name="P5">Tools:<text:span text:style-name="T7"> Depending upon the ability of the company.</text:span></text:p>
        </text:list-item>
        <text:list-item>
          <text:p text:style-name="P9"><text:span text:style-name="T4">People</text:span>: Depending on the adaptability of the <text:span text:style-name="T8">the people towards a particular methodology.</text:span></text:p>
        </text:list-item>
      </text:list>
      <text:p text:style-name="P8"/>
      <text:p text:style-name="P8"/>
      <text:list xml:id="list4183834923586862845" text:style-name="L4">
        <text:list-item>
          <text:p text:style-name="P10"><text:span text:style-name="T5">When do you decide if the Project has to be done in Sprints and provide an</text:span></text:p>
        </text:list-item>
      </text:list>
      <text:p text:style-name="P8"><text:tab/>example?</text:p>
      <text:p text:style-name="P8"/>
      <text:p text:style-name="P11">A project has to be done in sprints when:</text:p>
      <text:list xml:id="list2656538706709513806" text:style-name="L5">
        <text:list-item>
          <text:p text:style-name="P12">whenever a change in the customer requirement has to be incorporated in a project.</text:p>
        </text:list-item>
        <text:list-item>
          <text:p text:style-name="P13">Whenever there is a backlog in the work done and a milestone or <text:span text:style-name="T9">a particular module has to be completed within the time frame.</text:span></text:p>
        </text:list-item>
        <text:list-item>
          <text:p text:style-name="P14"><text:span text:style-name="T9">If the delivery date of a project is small, then it can be completed in sprints.</text:span></text:p>
          <text:p text:style-name="P14"/>
          <text:p text:style-name="P14"/>
          <text:p text:style-name="P14"><text:span text:style-name="T10">Example:</text:span></text:p>
          <text:p text:style-name="P14"><text:span text:style-name="T11">A project has been issued by Tata Steel to incorporate all it’s timesheet in its portal,the project was taken by Sperdian Technologies Pvt. Ltd. Just before 1 month from launching the timesheet function on it’s portal, Tata steel wanted speridian to add description column for the each day of work in it’s timesheet, but they didn’t actually extended the time period of the project, so this function had to be incorporated before the timesheet function was launched on Tata steel portal.<text:line-break/>So,after brainstorming Speridian decided to conduct sprints and perform the work during the stipulated time. Hemce, it co-located all the members (i.e. business analyst,Developers, </text:span><text:soft-page-break/><text:span text:style-name="T11">testing team,etc.,) associated with the project and developed <text:s/>a sprint schedule to finish and accomodate required changes, so that the change can be accomodated during the given time period.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55:23.248312480</meta:creation-date>
    <dc:date>2016-08-17T15:24:39.534252778</dc:date>
    <meta:editing-duration>PT16M21S</meta:editing-duration>
    <meta:editing-cycles>2</meta:editing-cycles>
    <meta:generator>LibreOffice/5.1.4.2$Linux_X86_64 LibreOffice_project/10m0$Build-2</meta:generator>
    <meta:document-statistic meta:table-count="1" meta:image-count="0" meta:object-count="0" meta:page-count="2" meta:paragraph-count="32" meta:word-count="435" meta:character-count="2678" meta:non-whitespace-character-count="2239"/>
  </office:meta>
</office:document-meta>
</file>